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.021cm" fo:min-width="0cm"/>
    </style:style>
    <style:style style:name="gr2" style:family="graphic" style:parent-style-name="objectwithoutfill">
      <style:graphic-properties svg:stroke-width="0.035cm" svg:stroke-color="#3399f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381cm" svg:height="0.381cm" svg:x="3.08cm" svg:y="8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81cm" svg:height="0.381cm" svg:x="3.456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81cm" svg:height="0.381cm" svg:x="5.75cm" svg:y="5.5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81cm" svg:height="0.381cm" svg:x="7.648cm" svg:y="7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81cm" svg:height="0.381cm" svg:x="6.532cm" svg:y="9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81cm" svg:height="0.381cm" svg:x="4.683cm" svg:y="6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81cm" svg:height="0.381cm" svg:x="6.334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81cm" svg:height="0.381cm" svg:x="5.318cm" svg:y="7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81cm" svg:height="0.381cm" svg:x="6.334cm" svg:y="8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81cm" svg:height="0.381cm" svg:x="4.81cm" svg:y="8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2" draw:text-style-name="P2" draw:layer="layout" svg:width="4.288cm" svg:height="3.647cm" draw:transform="rotate (-0.342957198016886) translate (4.2472581235774cm 5.08993483604565cm)" svg:viewBox="0 0 4289 3648" draw:points="282,3648 3895,3571 4289,1273 1811,0 0,1726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2T13:51:38.242502767</meta:creation-date>
    <dc:date>2016-11-02T13:54:00.766515750</dc:date>
    <meta:editing-duration>PT2M22S</meta:editing-duration>
    <meta:editing-cycles>1</meta:editing-cycles>
    <meta:document-statistic meta:object-count="11"/>
    <meta:generator>LibreOffice/5.1.5.2$Linux_X86_64 LibreOffice_project/10$Build-2</meta:generator>
  </office:meta>
</office:document-meta>
</file>